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fd7d0" officeooo:paragraph-rsid="000fd7d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d7d0" officeooo:paragraph-rsid="000fd7d0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0fd7d0" officeooo:paragraph-rsid="000fd7d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fd7d0" officeooo:paragraph-rsid="000fd7d0" style:font-size-asian="10.5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ESCREVER/ANOTAÇÕES</text:p>
      <text:p text:style-name="P1"/>
      <text:p text:style-name="P1"/>
      <text:p text:style-name="P4">Tudo terá que ser produzido em C.</text:p>
      <text:p text:style-name="P2"/>
      <text:list text:style-name="L1">
        <text:list-item>
          <text:p text:style-name="P3">ESP</text:p>
        </text:list-item>
        <text:list-item>
          <text:p text:style-name="P3">RESP</text:p>
        </text:list-item>
        <text:list-item>
          <text:p text:style-name="P3">NÓ COORDENADOR</text:p>
        </text:list-item>
      </text:list>
      <text:p text:style-name="P2"/>
      <text:p text:style-name="P4">Precisamos trabalhar de duas formas.</text:p>
      <text:p text:style-name="P2"/>
      <text:p text:style-name="P2">Conecção entre dois nós ESP.</text:p>
      <text:p text:style-name="P2">Conecção entre ESP e o Nó Coordenador.</text:p>
      <text:p text:style-name="P2">Pegar os dadós do nó coordenador e encontrar uma forma de exibi-lo. Podemos/devemos utilizar MQTT para tratar a mensage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2T14:02:39.394000000</meta:creation-date>
    <dc:date>2023-12-22T14:30:48.495000000</dc:date>
    <meta:editing-duration>PT28M10S</meta:editing-duration>
    <meta:editing-cycles>1</meta:editing-cycles>
    <meta:document-statistic meta:table-count="0" meta:image-count="0" meta:object-count="0" meta:page-count="1" meta:paragraph-count="9" meta:word-count="52" meta:character-count="308" meta:non-whitespace-character-count="268"/>
    <meta:generator>LibreOffice/7.6.0.3$Windows_X86_64 LibreOffice_project/69edd8b8ebc41d00b4de3915dc82f8f0fc3b6265</meta:generator>
  </office:meta>
</office:document-meta>
</file>